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fo:language="en" fo:country="US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family="paragraph">
      <style:paragraph-properties fo:margin-left="0.5in">
        <style:tab-stops/>
      </style:paragraph-properties>
    </style:style>
    <style:style style:name="T7" style:parent-style-name="Основнойшрифтабзаца" style:family="text">
      <style:text-properties fo:font-weight="bold" style:font-weight-asian="bold" fo:language="en" fo:country="US"/>
    </style:style>
    <style:style style:name="P8" style:parent-style-name="Standard" style:list-style-name="LFO2" style:family="paragraph"/>
    <style:style style:name="P9" style:parent-style-name="Standard" style:list-style-name="LFO2" style:family="paragraph"/>
    <style:style style:name="T10" style:parent-style-name="Основнойшрифтабзаца" style:family="text">
      <style:text-properties fo:font-weight="bold" style:font-weight-asian="bold" fo:language="en" fo:country="US"/>
    </style:style>
    <style:style style:name="P11" style:parent-style-name="Standard" style:list-style-name="LFO3" style:family="paragraph"/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font-weight="bold" style:font-weight-asian="bold" fo:language="en" fo:country="US"/>
    </style:style>
    <style:style style:name="P15" style:parent-style-name="Textbody" style:list-style-name="LFO4" style:family="paragraph"/>
    <style:style style:name="P16" style:parent-style-name="Textbody" style:list-style-name="LFO5" style:family="paragraph">
      <style:paragraph-properties fo:margin-bottom="0in"/>
    </style:style>
    <style:style style:name="P17" style:parent-style-name="Textbody" style:list-style-name="LFO5" style:family="paragraph"/>
    <style:style style:name="T18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Standard">Реализовать базовый класс<text:s/><text:span text:style-name="T2">Transport</text:span>. Транспорт имеет следующие характеристики:</text:p>
      <text:list text:style-name="LFO1" text:continue-numbering="true">
        <text:list-item>
          <text:p text:style-name="P3">модель;</text:p>
        </text:list-item>
        <text:list-item>
          <text:p text:style-name="P4">идентификационный номер;</text:p>
        </text:list-item>
        <text:list-item>
          <text:p text:style-name="P5">грузоподъемность;</text:p>
        </text:list-item>
      </text:list>
      <text:p text:style-name="P6"/>
      <text:p text:style-name="Standard">Транспорт имеет абстрактный метод<text:s/><text:span text:style-name="T7">Deliver</text:span>,<text:s/>принимающий два параметра:</text:p>
      <text:list text:style-name="LFO2" text:continue-numbering="true">
        <text:list-item>
          <text:p text:style-name="P8">груз;</text:p>
        </text:list-item>
        <text:list-item>
          <text:p text:style-name="P9">место назначения;</text:p>
        </text:list-item>
      </text:list>
      <text:p text:style-name="Standard"/>
      <text:p text:style-name="Standard">Реализовать производные классы.</text:p>
      <text:p text:style-name="Standard"><text:s/></text:p>
      <text:p text:style-name="Standard">Класс<text:s/><text:span text:style-name="T10">Train</text:span><text:s/>(поезд), имеет также:</text:p>
      <text:list text:style-name="LFO3" text:continue-numbering="true">
        <text:list-item>
          <text:p text:style-name="P11">количество вагонов.</text:p>
        </text:list-item>
      </text:list>
      <text:p text:style-name="Standard"/>
      <text:p text:style-name="Standard">При вызове<text:s/><text:span text:style-name="T12">Deliver</text:span>, следует вывести в консоль сообщение:</text:p>
      <text:p text:style-name="Standard">«Груз: {0}. Доставлено с помощью железной дороги. Поезд: {1}<text:span text:style-name="T13">.</text:span><text:s/>Место назначения<text:s/>{2}». Где вместо {0},<text:s/>{1}<text:s/>и<text:s/>{2}<text:s/>следует написать информацию о грузе,<text:s/>поезде<text:s/>и месте назначения<text:s/>соответственно.</text:p>
      <text:p text:style-name="Standard"/>
      <text:p text:style-name="Standard">Класс<text:s/><text:span text:style-name="T14">Ship</text:span>, имеет также свойство, отвечающее за тип судна. Тип может быть:</text:p>
      <text:list text:style-name="LFO4" text:continue-numbering="true">
        <text:list-item>
          <text:p text:style-name="P15">сухогруз (для сухих грузов насыпного или штучного типа);</text:p>
        </text:list-item>
      </text:list>
      <text:list text:style-name="LFO5" text:continue-numbering="true">
        <text:list-item>
          <text:p text:style-name="P16">наливной (для жидкостей);</text:p>
        </text:list-item>
        <text:list-item>
          <text:p text:style-name="P17">комбинированный (их главное преимущество заключается в возможности использования для одновременной или поочередной перевозки и сухих, и наливных грузов).</text:p>
        </text:list-item>
      </text:list>
      <text:p text:style-name="Standard">При вызове<text:s/><text:span text:style-name="T18">Deliver</text:span>, следует вывести в консоль сообщение:</text:p>
      <text:p text:style-name="Standard">«Груз: {0}. Доставлено по морю. Корабль {1}.<text:s/>Место назначения:<text:s/>{2}». Где вместо {0},<text:s/>{1} и<text:s/>{2}<text:s/>следует написать информацию о грузе,<text:s/>корабле и месте назначения соответственно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310-P</dc:creator>
    <meta:creation-date>2023-01-18T07:29:00Z</meta:creation-date>
    <dc:date>2023-01-24T10:44:00Z</dc:date>
    <meta:template xlink:href="Normal.dotm" xlink:type="simple"/>
    <meta:editing-cycles>4</meta:editing-cycles>
    <meta:editing-duration>PT1140S</meta:editing-duration>
    <meta:document-statistic meta:page-count="1" meta:paragraph-count="2" meta:word-count="165" meta:character-count="1110" meta:row-count="7" meta:non-whitespace-character-count="947"/>
  </office:meta>
</office:document-meta>
</file>